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formation Retrieval Practicals</text:h>
      <text:p text:style-name="P1">This practical is about implementing a simple information retrieval system. The set of documents is given but the system works on preprocessed data, the term index as well as <draw:frame draw:style-name="fr1" draw:name="Object1" text:anchor-type="as-char" svg:width="1.582cm" svg:height="0.467cm" draw:z-index="0"><draw:object xlink:href="./Object 1" xlink:type="simple" xlink:show="embed" xlink:actuate="onLoad"/><draw:image xlink:href="./ObjectReplacements/Object 1" xlink:type="simple" xlink:show="embed" xlink:actuate="onLoad"/></draw:frame> vector lengths are given directly. Also we have a list of relevant documents as well as user feedback and</text:p>
      <text:p text:style-name="P1"/>
      <text:h text:style-name="Heading_20_2" text:outline-level="2">Practical 1</text:h>
      <text:p text:style-name="P1">Calculating document ranks</text:p>
      <text:p text:style-name="P1">In the answerQuery method for each term in the query we iterate through all documents containing the query term and increase the score by the <draw:frame draw:style-name="fr1" draw:name="Object2" text:anchor-type="as-char" svg:width="1.582cm" svg:height="0.46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 value for the given term, depending on the normalising flag we may or may not normalise this dot product. Also we maintain a set of documents we have encountered to quickly process them later.</text:p>
      <text:p text:style-name="P1">After all document scores have been calculated we insert them into a multimap (namen!!) from doubles to documents which is meant to map scores on the corresponding document. A multimap is needed here because different documents are allowed to have the same rank. C++ stores maps and multimaps in a tree-structure that easily allows to iterate through them in increasing or decreasing order, iterating through the scores in decreasing order gives us the ranking of documents.</text:p>
      <text:p text:style-name="P1">Evaluating a query</text:p>
      <text:p text:style-name="P1"/>
      <text:h text:style-name="Heading_20_2" text:outline-level="2">Practical 2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06T14:04:42</meta:creation-date>
    <dc:date>2012-03-06T14:07:11</dc:date>
    <meta:editing-duration>PT2M30S</meta:editing-duration>
    <meta:editing-cycles>2</meta:editing-cycles>
    <meta:generator>LibreOffice/3.3$Unix LibreOffice_project/330m19$Build-301</meta:generator>
    <meta:document-statistic meta:table-count="0" meta:image-count="0" meta:object-count="2" meta:page-count="1" meta:paragraph-count="8" meta:word-count="196" meta:character-count="1190"/>
  </office:meta>
</office:document-meta>
</file>

<file path=Object 1/content.xml><?xml version="1.0" encoding="utf-8"?>
<math xmlns="http://www.w3.org/1998/Math/MathML">
  <semantics>
    <mrow>
      <mi mathvariant="italic">TF</mi>
      <mo stretchy="false">⋅</mo>
      <mi mathvariant="italic">IDF</mi>
    </mrow>
    <annotation encoding="StarMath 5.0">TF cdot IDF</annotation>
  </semantics>
</math>
</file>

<file path=Object 2/content.xml><?xml version="1.0" encoding="utf-8"?>
<math xmlns="http://www.w3.org/1998/Math/MathML">
  <semantics>
    <mrow>
      <mi mathvariant="italic">TF</mi>
      <mo stretchy="false">⋅</mo>
      <mi mathvariant="italic">IDF</mi>
    </mrow>
    <annotation encoding="StarMath 5.0">TF cdot IDF</annotation>
  </semantics>
</math>
</file>